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ecf00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textarea-horizontal-align="justify" draw:textarea-vertical-align="middle" draw:auto-grow-height="false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9.017cm" svg:height="1.905cm" svg:x="5.653cm" svg:y="1.635cm">
          <text:p text:style-name="P1"><text:span text:style-name="T1">Security implemented in software implemen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3" draw:id="id13" draw:layer="layout" svg:width="2.667cm" svg:height="2.794cm" svg:x="5.461cm" svg:y="12.7cm">
          <text:p text:style-name="P1"><text:span text:style-name="T2">All OWASP top 10 <text:s/>(2013) coun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2.413cm" svg:height="1.651cm" svg:x="11.303cm" svg:y="8.382cm">
          <text:p text:style-name="P1"><text:span text:style-name="T2">Security guide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" draw:id="id5" draw:layer="layout" svg:width="2.921cm" svg:height="1.143cm" svg:x="16.891cm" svg:y="5.842cm">
          <text:p text:style-name="P1"><text:span text:style-name="T2">Hardening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8.191cm" svg:y1="7.747cm" svg:x2="10.162cm" svg:y2="3.54cm" draw:start-shape="id1" draw:start-glue-point="0" draw:end-shape="id2" draw:end-glue-point="8" svg:d="M8191 7747l1971-4207" svg:viewBox="0 0 1972 4208">
          <text:p/>
        </draw:connector>
        <draw:connector draw:style-name="gr3" draw:text-style-name="P1" draw:layer="layout" draw:type="line" svg:x1="12.509cm" svg:y1="8.382cm" svg:x2="12.446cm" svg:y2="7.366cm" draw:start-shape="id3" draw:start-glue-point="0" draw:end-shape="id4" draw:end-glue-point="2" svg:d="M12509 8382l-63-1016" svg:viewBox="0 0 64 1017">
          <text:p/>
        </draw:connector>
        <draw:connector draw:style-name="gr3" draw:text-style-name="P1" draw:layer="layout" draw:type="line" svg:x1="18.351cm" svg:y1="5.842cm" svg:x2="10.162cm" svg:y2="3.54cm" draw:start-shape="id5" draw:start-glue-point="0" draw:end-shape="id2" draw:end-glue-point="8" svg:d="M18351 5842l-8189-2302" svg:viewBox="0 0 8190 2303">
          <text:p/>
        </draw:connector>
        <draw:custom-shape draw:style-name="gr2" draw:text-style-name="P3" xml:id="id6" draw:id="id6" draw:layer="layout" svg:width="4.318cm" svg:height="2.794cm" svg:x="13.843cm" svg:y="23.495cm">
          <text:p text:style-name="P1"><text:span text:style-name="T2">Hardened HTTP headers, including restrictive Content Security Policy (CSP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9" draw:id="id9" draw:layer="layout" svg:width="1.778cm" svg:height="1.016cm" svg:x="11.557cm" svg:y="19.558cm">
          <text:p text:style-name="P1"><text:span text:style-name="T2">H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2.413cm" svg:height="1.778cm" svg:x="8.89cm" svg:y="14.651cm">
          <text:p text:style-name="P1"><text:span text:style-name="T2">Origin-checking CSR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8" draw:id="id8" draw:layer="layout" svg:width="2.159cm" svg:height="1.524cm" svg:x="10.079cm" svg:y="16.783cm">
          <text:p text:style-name="P1"><text:span text:style-name="T2">Force HTT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002cm" svg:y1="23.495cm" svg:x2="18.351cm" svg:y2="6.985cm" draw:start-shape="id6" draw:start-glue-point="0" draw:end-shape="id5" draw:end-glue-point="2" svg:d="M16002 23495l2349-16510" svg:viewBox="0 0 2350 16511">
          <text:p/>
        </draw:connector>
        <draw:connector draw:style-name="gr3" draw:text-style-name="P1" draw:layer="layout" draw:type="line" svg:x1="10.096cm" svg:y1="14.651cm" svg:x2="18.351cm" svg:y2="6.985cm" draw:start-shape="id7" draw:start-glue-point="0" draw:end-shape="id5" draw:end-glue-point="2" svg:d="M10096 14651l8255-7666" svg:viewBox="0 0 8256 7667">
          <text:p/>
        </draw:connector>
        <draw:connector draw:style-name="gr3" draw:text-style-name="P1" draw:layer="layout" draw:type="line" svg:x1="11.158cm" svg:y1="16.783cm" svg:x2="18.351cm" svg:y2="6.985cm" draw:start-shape="id8" draw:start-glue-point="0" draw:end-shape="id5" draw:end-glue-point="2" svg:d="M11158 16783l7193-9798" svg:viewBox="0 0 7194 9799">
          <text:p/>
        </draw:connector>
        <draw:connector draw:style-name="gr3" draw:text-style-name="P1" draw:layer="layout" draw:type="line" svg:x1="12.446cm" svg:y1="19.558cm" svg:x2="18.351cm" svg:y2="6.985cm" draw:start-shape="id9" draw:start-glue-point="0" draw:end-shape="id5" draw:end-glue-point="2" svg:d="M12446 19558l5905-12573" svg:viewBox="0 0 5906 12574">
          <text:p/>
        </draw:connector>
        <draw:connector draw:style-name="gr3" draw:text-style-name="P1" draw:layer="layout" draw:type="line" svg:x1="13.716cm" svg:y1="21.082cm" svg:x2="18.351cm" svg:y2="6.985cm" draw:start-shape="id10" draw:start-glue-point="0" draw:end-shape="id5" draw:end-glue-point="2" svg:d="M13716 21082l4635-14097" svg:viewBox="0 0 4636 14098">
          <text:p/>
        </draw:connector>
        <draw:custom-shape draw:style-name="gr2" draw:text-style-name="P3" xml:id="id10" draw:id="id10" draw:layer="layout" svg:width="2.286cm" svg:height="2.032cm" svg:x="12.573cm" svg:y="21.082cm">
          <text:p text:style-name="P1"><text:span text:style-name="T2">Per-form CSRF tok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1" draw:id="id11" draw:layer="layout" svg:width="2.286cm" svg:height="2.032cm" svg:x="17.78cm" svg:y="20.32cm">
          <text:p text:style-name="P1"><text:span text:style-name="T2">Email rate li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8.923cm" svg:y1="20.32cm" svg:x2="18.351cm" svg:y2="6.985cm" draw:start-shape="id11" draw:start-glue-point="0" draw:end-shape="id5" draw:end-glue-point="2" svg:d="M18923 20320l-572-13335" svg:viewBox="0 0 573 13336">
          <text:p/>
        </draw:connector>
        <draw:custom-shape draw:style-name="gr2" draw:text-style-name="P3" xml:id="id12" draw:id="id12" draw:layer="layout" svg:width="3.937cm" svg:height="1.524cm" svg:x="0.889cm" svg:y="15.621cm">
          <text:p text:style-name="P1"><text:span text:style-name="T2">1. Injection (incl. SQL injec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4" draw:id="id14" draw:layer="layout" svg:width="2.794cm" svg:height="1.27cm" svg:x="1.959cm" svg:y="17.526cm">
          <text:p text:style-name="P1"><text:span text:style-name="T2">2. Auth &amp; ses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5" draw:id="id15" draw:layer="layout" svg:width="2.286cm" svg:height="0.889cm" svg:x="2.413cm" svg:y="19.05cm">
          <text:p text:style-name="P1"><text:span text:style-name="T2">3. X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6" draw:id="id16" draw:layer="layout" svg:width="3.937cm" svg:height="1.524cm" svg:x="0.87cm" svg:y="20.609cm">
          <text:p text:style-name="P1"><text:span text:style-name="T2">4. Insecure object referen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7" draw:id="id17" draw:layer="layout" svg:width="3.937cm" svg:height="1.524cm" svg:x="0.805cm" svg:y="22.441cm">
          <text:p text:style-name="P1"><text:span text:style-name="T2">5. Security misconfigu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8" draw:id="id18" draw:layer="layout" svg:width="3.937cm" svg:height="1.524cm" svg:x="1.778cm" svg:y="24.892cm">
          <text:p text:style-name="P1"><text:span text:style-name="T2">6. Sensitive data expo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9" draw:id="id19" draw:layer="layout" svg:width="3.937cm" svg:height="1.524cm" svg:x="6.731cm" svg:y="24.511cm">
          <text:p text:style-name="P1"><text:span text:style-name="T2">7. Missing access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0" draw:id="id20" draw:layer="layout" svg:width="2.845cm" svg:height="1.318cm" svg:x="7.493cm" svg:y="23.114cm">
          <text:p text:style-name="P1"><text:span text:style-name="T2">8. CSR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1" draw:id="id21" draw:layer="layout" svg:width="3.48cm" svg:height="1.318cm" svg:x="7.874cm" svg:y="20.78cm">
          <text:p text:style-name="P1"><text:span text:style-name="T2">9. Known vulnerabili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2" draw:id="id22" draw:layer="layout" svg:width="3.048cm" svg:height="1.953cm" svg:x="8.128cm" svg:y="18.621cm">
          <text:p text:style-name="P1"><text:span text:style-name="T2">10. Unvali-dated redirect/fw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826cm" svg:y1="16.383cm" svg:x2="6.794cm" svg:y2="15.494cm" draw:start-shape="id12" draw:start-glue-point="1" draw:end-shape="id13" draw:end-glue-point="2" svg:d="M4826 16383l1968-889" svg:viewBox="0 0 1969 890">
          <text:p/>
        </draw:connector>
        <draw:connector draw:style-name="gr3" draw:text-style-name="P1" draw:layer="layout" draw:type="line" svg:x1="4.753cm" svg:y1="18.161cm" svg:x2="6.794cm" svg:y2="15.495cm" draw:start-shape="id14" draw:start-glue-point="1" svg:d="M4753 18161l2041-2666" svg:viewBox="0 0 2042 2667">
          <text:p/>
        </draw:connector>
        <draw:connector draw:style-name="gr3" draw:text-style-name="P1" draw:layer="layout" draw:type="line" svg:x1="4.699cm" svg:y1="19.494cm" svg:x2="6.794cm" svg:y2="15.496cm" draw:start-shape="id15" draw:start-glue-point="1" svg:d="M4699 19494l2095-3998" svg:viewBox="0 0 2096 3999">
          <text:p/>
        </draw:connector>
        <draw:connector draw:style-name="gr3" draw:text-style-name="P1" draw:layer="layout" draw:type="line" svg:x1="4.807cm" svg:y1="21.371cm" svg:x2="6.794cm" svg:y2="15.497cm" draw:start-shape="id16" draw:start-glue-point="1" svg:d="M4807 21371l1987-5874" svg:viewBox="0 0 1988 5875">
          <text:p/>
        </draw:connector>
        <draw:connector draw:style-name="gr3" draw:text-style-name="P1" draw:layer="layout" draw:type="line" svg:x1="4.742cm" svg:y1="23.203cm" svg:x2="6.794cm" svg:y2="15.498cm" draw:start-shape="id17" draw:start-glue-point="1" svg:d="M4742 23203l2052-7705" svg:viewBox="0 0 2053 7706">
          <text:p/>
        </draw:connector>
        <draw:connector draw:style-name="gr3" draw:text-style-name="P1" draw:layer="layout" draw:type="line" svg:x1="5.715cm" svg:y1="25.654cm" svg:x2="6.809cm" svg:y2="15.499cm" draw:start-shape="id18" draw:start-glue-point="1" svg:d="M5715 25654l1094-10155" svg:viewBox="0 0 1095 10156">
          <text:p/>
        </draw:connector>
        <draw:connector draw:style-name="gr3" draw:text-style-name="P1" draw:layer="layout" draw:type="line" svg:x1="6.731cm" svg:y1="25.273cm" svg:x2="6.864cm" svg:y2="15.5cm" draw:start-shape="id19" draw:start-glue-point="3" svg:d="M6731 25273l133-9773" svg:viewBox="0 0 134 9774">
          <text:p/>
        </draw:connector>
        <draw:connector draw:style-name="gr3" draw:text-style-name="P1" draw:layer="layout" draw:type="line" svg:x1="7.493cm" svg:y1="23.773cm" svg:x2="6.81cm" svg:y2="15.501cm" draw:start-shape="id20" draw:start-glue-point="3" svg:d="M7493 23773l-683-8272" svg:viewBox="0 0 684 8273">
          <text:p/>
        </draw:connector>
        <draw:connector draw:style-name="gr3" draw:text-style-name="P1" draw:layer="layout" draw:type="line" svg:x1="7.874cm" svg:y1="21.439cm" svg:x2="6.759cm" svg:y2="15.502cm" draw:start-shape="id21" draw:start-glue-point="3" svg:d="M7874 21439l-1115-5937" svg:viewBox="0 0 1116 5938">
          <text:p/>
        </draw:connector>
        <draw:connector draw:style-name="gr3" draw:text-style-name="P1" draw:layer="layout" draw:type="line" svg:x1="8.128cm" svg:y1="19.597cm" svg:x2="6.728cm" svg:y2="15.503cm" draw:start-shape="id22" draw:start-glue-point="3" svg:d="M8128 19597l-1400-4094" svg:viewBox="0 0 1401 4095">
          <text:p/>
        </draw:connector>
        <draw:frame draw:style-name="gr4" draw:text-style-name="P4" draw:layer="layout" svg:width="3.173cm" svg:height="0.649cm" svg:x="8.382cm" svg:y="22.098cm">
          <draw:text-box>
            <text:p><text:span text:style-name="T3">See supply chain</text:span></text:p>
          </draw:text-box>
        </draw:frame>
        <draw:frame draw:style-name="gr4" draw:text-style-name="P4" draw:layer="layout" svg:width="4.613cm" svg:height="0.649cm" svg:x="0.721cm" svg:y="24.003cm">
          <draw:text-box>
            <text:p><text:span text:style-name="T3">See security guide applied</text:span></text:p>
          </draw:text-box>
        </draw:frame>
        <draw:custom-shape draw:style-name="gr2" draw:text-style-name="P3" xml:id="id23" draw:id="id23" draw:layer="layout" svg:width="6.096cm" svg:height="3.556cm" svg:x="0.762cm" svg:y="3.937cm">
          <text:p text:style-name="P1"><text:span text:style-name="T2">Most implementation vulnerabilities are due to common types of implementation errors or common misconfigurations, so countering them greatly reduces security ris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xml:id="id24" draw:id="id24" draw:layer="layout" draw:type="line" svg:x1="6.858cm" svg:y1="5.715cm" svg:x2="10.162cm" svg:y2="3.541cm" draw:start-shape="id23" svg:d="M6858 5715l3304-2174" svg:viewBox="0 0 3305 2175">
          <text:p/>
        </draw:connector>
        <draw:frame draw:style-name="gr5" draw:text-style-name="P4" draw:layer="layout" svg:width="4.318cm" svg:height="1.047cm" svg:x="16.256cm" svg:y="4.318cm">
          <draw:text-box>
            <text:p><text:span text:style-name="T3">Reduce/eliminate impact if defect exists</text:span></text:p>
          </draw:text-box>
        </draw:frame>
        <draw:custom-shape draw:style-name="gr2" draw:text-style-name="P3" xml:id="id1" draw:id="id1" draw:layer="layout" svg:width="3.937cm" svg:height="3.302cm" svg:x="6.223cm" svg:y="7.747cm">
          <text:p text:style-name="P1"><text:span text:style-name="T2">Common implementation vulnerability types (weaknesses) coun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6.794cm" svg:y1="12.7cm" svg:x2="8.191cm" svg:y2="11.049cm" draw:start-shape="id13" draw:start-glue-point="0" draw:end-shape="id1" draw:end-glue-point="2" svg:d="M6794 12700l1397-1651" svg:viewBox="0 0 1398 1652">
          <text:p/>
        </draw:connector>
        <draw:custom-shape draw:style-name="gr2" draw:text-style-name="P3" xml:id="id4" draw:id="id4" draw:layer="layout" svg:width="4.318cm" svg:height="1.905cm" svg:x="10.287cm" svg:y="5.461cm">
          <text:p text:style-name="P1"><text:span text:style-name="T2">Common misconfiguration errors coun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2.446cm" svg:y1="5.461cm" svg:x2="10.162cm" svg:y2="3.541cm" draw:start-shape="id4" draw:start-glue-point="0" draw:end-shape="id24" draw:end-glue-point="3" svg:d="M12446 5461l-2284-1920" svg:viewBox="0 0 2285 1921">
          <text:p/>
        </draw:connector>
        <draw:frame draw:style-name="gr6" draw:text-style-name="P4" draw:layer="layout" svg:width="2.957cm" svg:height="0.649cm" svg:x="2.023cm" svg:y="19.898cm">
          <draw:text-box>
            <text:p><text:span text:style-name="T3">Esp. SafeBuff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7-01-13T10:52:07.722257732</dc:date>
    <meta:editing-duration>PT1H48M38S</meta:editing-duration>
    <meta:editing-cycles>36</meta:editing-cycles>
    <meta:generator>LibreOffice/4.2.8.2$Linux_X86_64 LibreOffice_project/420m0$Build-2</meta:generator>
    <meta:document-statistic meta:object-count="49"/>
  </office:meta>
</office:document-meta>
</file>